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20000024E54320BB04CD5D9F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69cm"/>
      <style:paragraph-properties style:writing-mode="lr-tb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variant="small-caps" fo:font-size="36pt"/>
    </style:style>
    <style:style style:name="P2" style:family="paragraph">
      <loext:graphic-properties draw:fill="none" draw:fill-color="#ffffff"/>
      <style:paragraph-properties fo:text-align="center"/>
      <style:text-properties fo:font-variant="small-caps" fo:font-size="36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19.59cm" svg:height="4.94cm" svg:x="1cm" svg:y="22cm">
          <draw:text-box>
            <text:p text:style-name="P1">Desprenderse de los Cuatro Apegos</text:p>
          </draw:text-box>
        </draw:frame>
        <draw:frame draw:style-name="gr2" draw:text-style-name="P3" draw:layer="layout" svg:width="19.453cm" svg:height="13.5cm" svg:x="1.137cm" svg:y="6.75cm">
          <draw:image xlink:href="Pictures/10000000000003520000024E54320BB04CD5D9F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4T21:40:58.518423579</meta:creation-date>
    <dc:date>2024-09-04T21:42:38.423448536</dc:date>
    <meta:editing-duration>PT1M41S</meta:editing-duration>
    <meta:editing-cycles>1</meta:editing-cycles>
    <meta:document-statistic meta:object-count="2"/>
    <meta:generator>LibreOffice/7.3.7.2$Linux_X86_64 LibreOffice_project/30$Build-2</meta:generator>
  </office:meta>
</office:document-meta>
</file>